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cran LCD GEnial.</text:p>
      <text:p text:style-name="Normal"><text:a xlink:href="https://www.youtube.com/watch?feature=player_detailpage&amp;v=kqJJ0Vmis8g" office:target-frame-name="_top" xlink:show="replace"><text:span text:style-name="Lienhypertexte">https://www.youtube.com/watch?feature=player_detailpage&amp;v=kqJJ0Vmis8g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éphane Vanderhaegen</meta:initial-creator>
    <dc:creator>Stéphane Vanderhaegen</dc:creator>
    <meta:creation-date>2015-02-08T18:23:00Z</meta:creation-date>
    <dc:date>2015-02-08T18:24:00Z</dc:date>
    <meta:template xlink:href="Normal" xlink:type="simple"/>
    <meta:editing-cycles>1</meta:editing-cycles>
    <meta:editing-duration>PT60S</meta:editing-duration>
    <meta:document-statistic meta:page-count="1" meta:paragraph-count="1" meta:word-count="26" meta:character-count="174" meta:row-count="1" meta:non-whitespace-character-count="149"/>
  </office:meta>
</office:document-meta>
</file>